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buntu Basic Command line</text:p>
      <text:p text:style-name="Standard"/>
      <text:p text:style-name="Standard">Creating user account:</text:p>
      <text:p text:style-name="Standard"/>
      <text:p text:style-name="Standard"/>
      <text:p text:style-name="Standard"># sudo useradd &lt; username&gt;</text:p>
      <text:p text:style-name="Standard"/>
      <text:p text:style-name="Standard">Add a user to sudo group:</text:p>
      <text:p text:style-name="Standard"/>
      <text:p text:style-name="Standard"># usermod -aG sudo &lt;username&gt;</text:p>
      <text:p text:style-name="Standard"/>
      <text:p text:style-name="Standard">How to create a user with sudo previlege</text:p>
      <text:p text:style-name="Standard"/>
      <text:p text:style-name="Standard"># sudo useradd -s /bin/bash -G sudo -m &lt;username&gt;</text:p>
      <text:p text:style-name="Standard"/>
      <text:p text:style-name="Standard">The we need to set the password of the new user:</text:p>
      <text:p text:style-name="Standard"/>
      <text:p text:style-name="Standard"># passwd &lt;username&gt;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elta Tamofo</meta:initial-creator>
    <meta:creation-date>2020-12-11T04:38:44</meta:creation-date>
    <dc:date>2020-12-11T05:50:18</dc:date>
    <dc:creator>Felta Tamofo</dc:creator>
    <meta:editing-duration>PT1H11M46S</meta:editing-duration>
    <meta:editing-cycles>3</meta:editing-cycles>
    <meta:generator>OpenOffice/4.1.7$Unix OpenOffice.org_project/417m1$Build-9800</meta:generator>
    <meta:document-statistic meta:table-count="0" meta:image-count="0" meta:object-count="0" meta:page-count="1" meta:paragraph-count="9" meta:word-count="54" meta:character-count="283"/>
  </office:meta>
</office:document-meta>
</file>